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0.8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2366in" svg:y="0.8134in">
            <draw:object draw:notify-on-update-of-ranges="Sheet1.B2:Sheet1.B13 Sheet1.A2:Sheet1.A13 Sheet1.C2:Sheet1.C13 Sheet1.B2:Sheet1.B13 Sheet1.A2:Sheet1.A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ADC Output</text:p>
          </table:table-cell>
          <table:table-cell office:value-type="string" calcext:value-type="string">
            <text:p>Estimated Distance (cm)</text:p>
          </table:table-cell>
          <table:table-cell office:value-type="string" calcext:value-type="string">
            <text:p>Actual Distance (cm)</text:p>
          </table:table-cell>
          <table:table-cell office:value-type="string" calcext:value-type="string">
            <text:p>Sensor Output (V)</text:p>
          </table:table-cell>
          <table:table-cell office:value-type="string" calcext:value-type="string">
            <text:p>DAC estimation (V)</text:p>
          </table:table-cell>
          <table:table-cell table:number-columns-repeated="1019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formula="of:=46696.59899/[.A2] -8.30869183" office:value-type="float" office:value="6.8034761279288" calcext:value-type="float">
            <text:p>6.8034761279288</text:p>
          </table:table-cell>
          <table:table-cell office:value-type="float" office:value="10" calcext:value-type="float">
            <text:p>10</text:p>
          </table:table-cell>
          <table:table-cell office:value-type="float" office:value="2.42" calcext:value-type="float">
            <text:p>2.42</text:p>
          </table:table-cell>
          <table:table-cell table:formula="of:=[.A2]*0.0008" office:value-type="float" office:value="2.472" calcext:value-type="float">
            <text:p>2.472</text:p>
          </table:table-cell>
          <table:table-cell table:number-columns-repeated="1019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formula="of:=46696.59899/[.A3] -8.30869183" office:value-type="float" office:value="13.6248915377783" calcext:value-type="float">
            <text:p>13.6248915377783</text:p>
          </table:table-cell>
          <table:table-cell office:value-type="float" office:value="15" calcext:value-type="float">
            <text:p>15</text:p>
          </table:table-cell>
          <table:table-cell office:value-type="float" office:value="1.718" calcext:value-type="float">
            <text:p>1.718</text:p>
          </table:table-cell>
          <table:table-cell table:formula="of:=[.A3]*0.0008" office:value-type="float" office:value="1.7032" calcext:value-type="float">
            <text:p>1.7032</text:p>
          </table:table-cell>
          <table:table-cell table:number-columns-repeated="1019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46696.59899/[.A4] -8.30869183" office:value-type="float" office:value="20.3395284092638" calcext:value-type="float">
            <text:p>20.3395284092638</text:p>
          </table:table-cell>
          <table:table-cell office:value-type="float" office:value="20" calcext:value-type="float">
            <text:p>20</text:p>
          </table:table-cell>
          <table:table-cell office:value-type="float" office:value="1.325" calcext:value-type="float">
            <text:p>1.325</text:p>
          </table:table-cell>
          <table:table-cell table:formula="of:=[.A4]*0.0008" office:value-type="float" office:value="1.304" calcext:value-type="float">
            <text:p>1.304</text:p>
          </table:table-cell>
          <table:table-cell table:number-columns-repeated="1019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46696.59899/[.A5] -8.30869183" office:value-type="float" office:value="26.5395163714925" calcext:value-type="float">
            <text:p>26.5395163714925</text:p>
          </table:table-cell>
          <table:table-cell office:value-type="float" office:value="25" calcext:value-type="float">
            <text:p>25</text:p>
          </table:table-cell>
          <table:table-cell office:value-type="float" office:value="1.091" calcext:value-type="float">
            <text:p>1.091</text:p>
          </table:table-cell>
          <table:table-cell table:formula="of:=[.A5]*0.0008" office:value-type="float" office:value="1.072" calcext:value-type="float">
            <text:p>1.072</text:p>
          </table:table-cell>
          <table:table-cell table:number-columns-repeated="1019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46696.59899/[.A6] -8.30869183" office:value-type="float" office:value="31.3655638964231" calcext:value-type="float">
            <text:p>31.3655638964231</text:p>
          </table:table-cell>
          <table:table-cell office:value-type="float" office:value="30" calcext:value-type="float">
            <text:p>30</text:p>
          </table:table-cell>
          <table:table-cell office:value-type="float" office:value="0.943" calcext:value-type="float">
            <text:p>0.943</text:p>
          </table:table-cell>
          <table:table-cell table:formula="of:=[.A6]*0.0008" office:value-type="float" office:value="0.9416" calcext:value-type="float">
            <text:p>0.9416</text:p>
          </table:table-cell>
          <table:table-cell table:number-columns-repeated="1019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46696.59899/[.A7] -8.30869183" office:value-type="float" office:value="36.9399506021705" calcext:value-type="float">
            <text:p>36.9399506021705</text:p>
          </table:table-cell>
          <table:table-cell office:value-type="float" office:value="35" calcext:value-type="float">
            <text:p>35</text:p>
          </table:table-cell>
          <table:table-cell office:value-type="float" office:value="0.844" calcext:value-type="float">
            <text:p>0.844</text:p>
          </table:table-cell>
          <table:table-cell table:formula="of:=[.A7]*0.0008" office:value-type="float" office:value="0.8256" calcext:value-type="float">
            <text:p>0.8256</text:p>
          </table:table-cell>
          <table:table-cell table:number-columns-repeated="1019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46696.59899/[.A8] -8.30869183" office:value-type="float" office:value="43.1759818083682" calcext:value-type="float">
            <text:p>43.1759818083682</text:p>
          </table:table-cell>
          <table:table-cell office:value-type="float" office:value="40" calcext:value-type="float">
            <text:p>40</text:p>
          </table:table-cell>
          <table:table-cell office:value-type="float" office:value="0.751" calcext:value-type="float">
            <text:p>0.751</text:p>
          </table:table-cell>
          <table:table-cell table:formula="of:=[.A8]*0.0008" office:value-type="float" office:value="0.7256" calcext:value-type="float">
            <text:p>0.7256</text:p>
          </table:table-cell>
          <table:table-cell table:number-columns-repeated="1019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46696.59899/[.A9] -8.30869183" office:value-type="float" office:value="47.6153788167066" calcext:value-type="float">
            <text:p>47.6153788167066</text:p>
          </table:table-cell>
          <table:table-cell office:value-type="float" office:value="45" calcext:value-type="float">
            <text:p>45</text:p>
          </table:table-cell>
          <table:table-cell office:value-type="float" office:value="0.691" calcext:value-type="float">
            <text:p>0.691</text:p>
          </table:table-cell>
          <table:table-cell table:formula="of:=[.A9]*0.0008" office:value-type="float" office:value="0.668" calcext:value-type="float">
            <text:p>0.668</text:p>
          </table:table-cell>
          <table:table-cell table:number-columns-repeated="1019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46696.59899/[.A10] -8.30869183" office:value-type="float" office:value="50.5031456888917" calcext:value-type="float">
            <text:p>50.5031456888917</text:p>
          </table:table-cell>
          <table:table-cell office:value-type="float" office:value="50" calcext:value-type="float">
            <text:p>50</text:p>
          </table:table-cell>
          <table:table-cell office:value-type="float" office:value="0.652" calcext:value-type="float">
            <text:p>0.652</text:p>
          </table:table-cell>
          <table:table-cell table:formula="of:=[.A10]*0.0008" office:value-type="float" office:value="0.6352" calcext:value-type="float">
            <text:p>0.6352</text:p>
          </table:table-cell>
          <table:table-cell table:number-columns-repeated="1019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46696.59899/[.A11] -8.30869183" office:value-type="float" office:value="54.7948203186486" calcext:value-type="float">
            <text:p>54.7948203186486</text:p>
          </table:table-cell>
          <table:table-cell office:value-type="float" office:value="55" calcext:value-type="float">
            <text:p>55</text:p>
          </table:table-cell>
          <table:table-cell office:value-type="float" office:value="0.595" calcext:value-type="float">
            <text:p>0.595</text:p>
          </table:table-cell>
          <table:table-cell table:formula="of:=[.A11]*0.0008" office:value-type="float" office:value="0.592" calcext:value-type="float">
            <text:p>0.592</text:p>
          </table:table-cell>
          <table:table-cell table:number-columns-repeated="1019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46696.59899/[.A12] -8.30869183" office:value-type="float" office:value="56.9100218431844" calcext:value-type="float">
            <text:p>56.9100218431844</text:p>
          </table:table-cell>
          <table:table-cell office:value-type="float" office:value="60" calcext:value-type="float">
            <text:p>60</text:p>
          </table:table-cell>
          <table:table-cell office:value-type="float" office:value="0.595" calcext:value-type="float">
            <text:p>0.595</text:p>
          </table:table-cell>
          <table:table-cell table:formula="of:=[.A12]*0.0008" office:value-type="float" office:value="0.5728" calcext:value-type="float">
            <text:p>0.5728</text:p>
          </table:table-cell>
          <table:table-cell table:number-columns-repeated="1019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46696.59899/[.A13] -8.30869183" office:value-type="float" office:value="61.3877245729851" calcext:value-type="float">
            <text:p>61.3877245729851</text:p>
          </table:table-cell>
          <table:table-cell office:value-type="float" office:value="65" calcext:value-type="float">
            <text:p>65</text:p>
          </table:table-cell>
          <table:table-cell office:value-type="float" office:value="0.58" calcext:value-type="float">
            <text:p>0.58</text:p>
          </table:table-cell>
          <table:table-cell table:formula="of:=[.A13]*0.0008" office:value-type="float" office:value="0.536" calcext:value-type="float">
            <text:p>0.536</text:p>
          </table:table-cell>
          <table:table-cell table:number-columns-repeated="1019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46696.59899/[.A14] -8.30869183" office:value-type="float" office:value="58.4007352985714" calcext:value-type="float">
            <text:p>58.4007352985714</text:p>
          </table:table-cell>
          <table:table-cell office:value-type="float" office:value="70" calcext:value-type="float">
            <text:p>70</text:p>
          </table:table-cell>
          <table:table-cell office:value-type="float" office:value="0.573" calcext:value-type="float">
            <text:p>0.573</text:p>
          </table:table-cell>
          <table:table-cell table:formula="of:=[.A14]*0.0008" office:value-type="float" office:value="0.56" calcext:value-type="float">
            <text:p>0.56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30T02:35:11.944000000</meta:creation-date>
    <dc:date>2021-04-30T04:07:48.779000000</dc:date>
    <meta:editing-duration>PT10M38S</meta:editing-duration>
    <meta:editing-cycles>4</meta:editing-cycles>
    <meta:generator>LibreOffice/7.0.4.2$Windows_X86_64 LibreOffice_project/dcf040e67528d9187c66b2379df5ea4407429775</meta:generator>
    <meta:document-statistic meta:table-count="1" meta:cell-count="7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952cm" style:legend-expansion="high" chart:style-name="ch2"/>
        <chart:plot-area chart:style-name="ch3" table:cell-range-address="Sheet1.A2:Sheet1.C13" chart:data-source-has-labels="both" svg:x="0.32cm" svg:y="0.18cm" svg:width="12.428cm" svg:height="8.64cm">
          <chart:coordinate-region svg:x="0.941cm" svg:y="0.379cm" svg:width="11.435cm" svg:height="7.794cm"/>
          <chart:axis chart:dimension="x" chart:name="primary-x" chart:style-name="ch4" chartooo:axis-type="auto">
            <chart:categories table:cell-range-address="Sheet1.B2:Sheet1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3" loext:label-string="data" chart:class="chart:scatter">
            <chart:domain table:cell-range-address="Sheet1.A2:Sheet1.A13"/>
            <chart:data-point chart:repeated="12"/>
          </chart:series>
          <chart:series chart:style-name="ch8" chart:values-cell-range-address="Sheet1.B2:Sheet1.B13" loext:label-string="estimation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ta</text:p>
              </table:table-cell>
              <table:table-cell office:value-type="string">
                <text:p>estimation</text:p>
              </table:table-cell>
            </table:table-row>
          </table:table-header-rows>
          <table:table-rows>
            <table:table-row>
              <table:table-cell office:value-type="float" office:value="6.8034761279288">
                <text:p>6.8034761279288</text:p>
                <draw:g>
                  <svg:desc>Sheet1.B2:Sheet1.B13</svg:desc>
                </draw:g>
              </table:table-cell>
              <table:table-cell office:value-type="float" office:value="3090">
                <text:p>3090</text:p>
                <draw:g>
                  <svg:desc>Sheet1.A2:Sheet1.A13</svg:desc>
                </draw:g>
              </table:table-cell>
              <table:table-cell office:value-type="float" office:value="10">
                <text:p>10</text:p>
                <draw:g>
                  <svg:desc>Sheet1.C2:Sheet1.C13</svg:desc>
                </draw:g>
              </table:table-cell>
              <table:table-cell office:value-type="float" office:value="6.8034761279288">
                <text:p>6.8034761279288</text:p>
                <draw:g>
                  <svg:desc>Sheet1.B2:Sheet1.B13</svg:desc>
                </draw:g>
              </table:table-cell>
            </table:table-row>
            <table:table-row>
              <table:table-cell office:value-type="float" office:value="13.6248915377783">
                <text:p>13.6248915377783</text:p>
              </table:table-cell>
              <table:table-cell office:value-type="float" office:value="2129">
                <text:p>2129</text:p>
              </table:table-cell>
              <table:table-cell office:value-type="float" office:value="15">
                <text:p>15</text:p>
              </table:table-cell>
              <table:table-cell office:value-type="float" office:value="13.6248915377783">
                <text:p>13.6248915377783</text:p>
              </table:table-cell>
            </table:table-row>
            <table:table-row>
              <table:table-cell office:value-type="float" office:value="20.3395284092638">
                <text:p>20.3395284092638</text:p>
              </table:table-cell>
              <table:table-cell office:value-type="float" office:value="1630">
                <text:p>1630</text:p>
              </table:table-cell>
              <table:table-cell office:value-type="float" office:value="20">
                <text:p>20</text:p>
              </table:table-cell>
              <table:table-cell office:value-type="float" office:value="20.3395284092638">
                <text:p>20.3395284092638</text:p>
              </table:table-cell>
            </table:table-row>
            <table:table-row>
              <table:table-cell office:value-type="float" office:value="26.5395163714925">
                <text:p>26.5395163714925</text:p>
              </table:table-cell>
              <table:table-cell office:value-type="float" office:value="1340">
                <text:p>1340</text:p>
              </table:table-cell>
              <table:table-cell office:value-type="float" office:value="25">
                <text:p>25</text:p>
              </table:table-cell>
              <table:table-cell office:value-type="float" office:value="26.5395163714925">
                <text:p>26.5395163714925</text:p>
              </table:table-cell>
            </table:table-row>
            <table:table-row>
              <table:table-cell office:value-type="float" office:value="31.3655638964231">
                <text:p>31.3655638964231</text:p>
              </table:table-cell>
              <table:table-cell office:value-type="float" office:value="1177">
                <text:p>1177</text:p>
              </table:table-cell>
              <table:table-cell office:value-type="float" office:value="30">
                <text:p>30</text:p>
              </table:table-cell>
              <table:table-cell office:value-type="float" office:value="31.3655638964231">
                <text:p>31.3655638964231</text:p>
              </table:table-cell>
            </table:table-row>
            <table:table-row>
              <table:table-cell office:value-type="float" office:value="36.9399506021705">
                <text:p>36.9399506021705</text:p>
              </table:table-cell>
              <table:table-cell office:value-type="float" office:value="1032">
                <text:p>1032</text:p>
              </table:table-cell>
              <table:table-cell office:value-type="float" office:value="35">
                <text:p>35</text:p>
              </table:table-cell>
              <table:table-cell office:value-type="float" office:value="36.9399506021705">
                <text:p>36.9399506021705</text:p>
              </table:table-cell>
            </table:table-row>
            <table:table-row>
              <table:table-cell office:value-type="float" office:value="43.1759818083682">
                <text:p>43.1759818083682</text:p>
              </table:table-cell>
              <table:table-cell office:value-type="float" office:value="907">
                <text:p>907</text:p>
              </table:table-cell>
              <table:table-cell office:value-type="float" office:value="40">
                <text:p>40</text:p>
              </table:table-cell>
              <table:table-cell office:value-type="float" office:value="43.1759818083682">
                <text:p>43.1759818083682</text:p>
              </table:table-cell>
            </table:table-row>
            <table:table-row>
              <table:table-cell office:value-type="float" office:value="47.6153788167066">
                <text:p>47.6153788167066</text:p>
              </table:table-cell>
              <table:table-cell office:value-type="float" office:value="835">
                <text:p>835</text:p>
              </table:table-cell>
              <table:table-cell office:value-type="float" office:value="45">
                <text:p>45</text:p>
              </table:table-cell>
              <table:table-cell office:value-type="float" office:value="47.6153788167066">
                <text:p>47.6153788167066</text:p>
              </table:table-cell>
            </table:table-row>
            <table:table-row>
              <table:table-cell office:value-type="float" office:value="50.5031456888917">
                <text:p>50.5031456888917</text:p>
              </table:table-cell>
              <table:table-cell office:value-type="float" office:value="794">
                <text:p>794</text:p>
              </table:table-cell>
              <table:table-cell office:value-type="float" office:value="50">
                <text:p>50</text:p>
              </table:table-cell>
              <table:table-cell office:value-type="float" office:value="50.5031456888917">
                <text:p>50.5031456888917</text:p>
              </table:table-cell>
            </table:table-row>
            <table:table-row>
              <table:table-cell office:value-type="float" office:value="54.7948203186486">
                <text:p>54.7948203186486</text:p>
              </table:table-cell>
              <table:table-cell office:value-type="float" office:value="740">
                <text:p>740</text:p>
              </table:table-cell>
              <table:table-cell office:value-type="float" office:value="55">
                <text:p>55</text:p>
              </table:table-cell>
              <table:table-cell office:value-type="float" office:value="54.7948203186486">
                <text:p>54.7948203186486</text:p>
              </table:table-cell>
            </table:table-row>
            <table:table-row>
              <table:table-cell office:value-type="float" office:value="56.9100218431844">
                <text:p>56.9100218431844</text:p>
              </table:table-cell>
              <table:table-cell office:value-type="float" office:value="716">
                <text:p>716</text:p>
              </table:table-cell>
              <table:table-cell office:value-type="float" office:value="60">
                <text:p>60</text:p>
              </table:table-cell>
              <table:table-cell office:value-type="float" office:value="56.9100218431844">
                <text:p>56.9100218431844</text:p>
              </table:table-cell>
            </table:table-row>
            <table:table-row>
              <table:table-cell office:value-type="float" office:value="61.3877245729851">
                <text:p>61.3877245729851</text:p>
              </table:table-cell>
              <table:table-cell office:value-type="float" office:value="670">
                <text:p>670</text:p>
              </table:table-cell>
              <table:table-cell office:value-type="float" office:value="65">
                <text:p>65</text:p>
              </table:table-cell>
              <table:table-cell office:value-type="float" office:value="61.3877245729851">
                <text:p>61.3877245729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